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B66EB7F9DFC7A8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1cm, 6.754cm, 1.716cm, 11.682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15cm" svg:height="13.614cm" svg:x="0.117cm" svg:y="0.147cm">
          <draw:image xlink:href="Pictures/100002010000055600000300B66EB7F9DFC7A8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3.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687cm" svg:height="7.047cm" svg:x="1.803cm" svg:y="2.397cm"/>
      <draw:page-thumbnail draw:layer="backgroundobjects" svg:width="7.687cm" svg:height="7.047cm" svg:x="1.803cm" svg:y="10.445cm"/>
      <draw:page-thumbnail draw:layer="backgroundobjects" svg:width="7.687cm" svg:height="7.047cm" svg:x="1.803cm" svg:y="18.493cm"/>
      <draw:page-thumbnail draw:layer="backgroundobjects" svg:width="7.687cm" svg:height="7.047cm" svg:x="12.098cm" svg:y="2.397cm"/>
      <draw:page-thumbnail draw:layer="backgroundobjects" svg:width="7.687cm" svg:height="7.047cm" svg:x="12.098cm" svg:y="10.445cm"/>
      <draw:page-thumbnail draw:layer="backgroundobjects" svg:width="7.687cm" svg:height="7.047cm" svg:x="12.098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9T01:35:03.863193202</meta:creation-date>
    <dc:date>2021-01-29T01:37:19.002672332</dc:date>
    <meta:editing-duration>PT2M15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